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729in" table:align="left"/>
    </style:style>
    <style:style style:name="Table1.A" style:family="table-column">
      <style:table-column-properties style:column-width="0.8861in"/>
    </style:style>
    <style:style style:name="Table1.B" style:family="table-column">
      <style:table-column-properties style:column-width="0.6861in"/>
    </style:style>
    <style:style style:name="Table1.1" style:family="table-row">
      <style:table-row-properties style:min-row-height="0.4063in"/>
    </style:style>
    <style:style style:name="Table1.A1" style:family="table-cell">
      <style:table-cell-properties style:vertical-align="middle" fo:background-color="#efefef" fo:padding="0.0194in" fo:border="1pt solid #000001">
        <style:background-image/>
      </style:table-cell-properties>
    </style:style>
    <style:style style:name="Table1.A2" style:family="table-cell">
      <style:table-cell-properties style:vertical-align="middle" fo:padding="0.0194in" fo:border="1pt solid #000001"/>
    </style:style>
    <style:style style:name="Table1.B2" style:family="table-cell">
      <style:table-cell-properties style:vertical-align="middle" fo:padding="0.0194in" fo:border="1pt solid #000001"/>
    </style:style>
    <style:style style:name="Table1.A3" style:family="table-cell">
      <style:table-cell-properties style:vertical-align="middle" fo:padding="0.0194in" fo:border="1pt solid #000001"/>
    </style:style>
    <style:style style:name="Table1.B3" style:family="table-cell">
      <style:table-cell-properties style:vertical-align="middle" fo:padding="0.0194in" fo:border="1pt solid #000001"/>
    </style:style>
    <style:style style:name="Table1.A4" style:family="table-cell">
      <style:table-cell-properties style:vertical-align="middle" fo:padding="0.0194in" fo:border="1pt solid #000001"/>
    </style:style>
    <style:style style:name="Table1.B4" style:family="table-cell">
      <style:table-cell-properties style:vertical-align="middle" fo:padding="0.0194in" fo:border="1pt solid #000001"/>
    </style:style>
    <style:style style:name="Table1.A5" style:family="table-cell">
      <style:table-cell-properties style:vertical-align="middle" fo:padding="0.0194in" fo:border="1pt solid #000001"/>
    </style:style>
    <style:style style:name="Table1.B5" style:family="table-cell">
      <style:table-cell-properties style:vertical-align="middle" fo:padding="0.0194in" fo:border="1pt solid #000001"/>
    </style:style>
    <style:style style:name="Table1.A6" style:family="table-cell">
      <style:table-cell-properties style:vertical-align="middle" fo:padding="0.0194in" fo:border="1pt solid #000001"/>
    </style:style>
    <style:style style:name="Table1.B6" style:family="table-cell">
      <style:table-cell-properties style:vertical-align="middle" fo:padding="0.0194in" fo:border="1pt solid #000001"/>
    </style:style>
    <style:style style:name="Table1.A7" style:family="table-cell">
      <style:table-cell-properties style:vertical-align="middle" fo:padding="0.0194in" fo:border="1pt solid #000001"/>
    </style:style>
    <style:style style:name="Table1.B7" style:family="table-cell">
      <style:table-cell-properties style:vertical-align="middle" fo:padding="0.0194in" fo:border="1pt solid #000001"/>
    </style:style>
    <style:style style:name="Table1.A8" style:family="table-cell">
      <style:table-cell-properties style:vertical-align="middle" fo:padding="0.0194in" fo:border="1pt solid #000001"/>
    </style:style>
    <style:style style:name="Table1.B8" style:family="table-cell">
      <style:table-cell-properties style:vertical-align="middle" fo:padding="0.0194in" fo:border="1pt solid #000001"/>
    </style:style>
    <style:style style:name="P1" style:family="paragraph" style:parent-style-name="Standard">
      <style:text-properties officeooo:rsid="000a0a46" officeooo:paragraph-rsid="000a0a46"/>
    </style:style>
    <style:style style:name="P2" style:family="paragraph" style:parent-style-name="Standard">
      <style:text-properties officeooo:paragraph-rsid="000fa49c"/>
    </style:style>
    <style:style style:name="P3" style:family="paragraph" style:parent-style-name="Standard">
      <style:text-properties officeooo:paragraph-rsid="0011858d"/>
    </style:style>
    <style:style style:name="P4" style:family="paragraph" style:parent-style-name="Standard">
      <style:text-properties officeooo:rsid="0011b03b" officeooo:paragraph-rsid="0011b03b"/>
    </style:style>
    <style:style style:name="P5" style:family="paragraph" style:parent-style-name="Standard">
      <style:text-properties officeooo:paragraph-rsid="0011b03b"/>
    </style:style>
    <style:style style:name="P6" style:family="paragraph" style:parent-style-name="Standard">
      <style:text-properties officeooo:rsid="001b54de" officeooo:paragraph-rsid="001b54de"/>
    </style:style>
    <style:style style:name="P7" style:family="paragraph" style:parent-style-name="Text_20_body">
      <style:text-properties officeooo:rsid="00089745" officeooo:paragraph-rsid="00089745"/>
    </style:style>
    <style:style style:name="P8" style:family="paragraph" style:parent-style-name="Text_20_body">
      <style:text-properties officeooo:paragraph-rsid="00089745"/>
    </style:style>
    <style:style style:name="P9" style:family="paragraph" style:parent-style-name="Text_20_body">
      <style:text-properties officeooo:rsid="000a0a46" officeooo:paragraph-rsid="000a0a46"/>
    </style:style>
    <style:style style:name="P10" style:family="paragraph" style:parent-style-name="Text_20_body">
      <style:text-properties officeooo:rsid="000a40b5" officeooo:paragraph-rsid="000a40b5"/>
    </style:style>
    <style:style style:name="P11" style:family="paragraph" style:parent-style-name="Text_20_body">
      <style:text-properties officeooo:rsid="000a40b5" officeooo:paragraph-rsid="000afd67"/>
    </style:style>
    <style:style style:name="P12" style:family="paragraph" style:parent-style-name="Text_20_body">
      <style:text-properties officeooo:rsid="000beadf" officeooo:paragraph-rsid="000beadf"/>
    </style:style>
    <style:style style:name="P13" style:family="paragraph" style:parent-style-name="Text_20_body">
      <style:text-properties officeooo:rsid="000fa49c" officeooo:paragraph-rsid="00132d8e"/>
    </style:style>
    <style:style style:name="P14" style:family="paragraph" style:parent-style-name="Text_20_body">
      <style:text-properties officeooo:paragraph-rsid="0011858d"/>
    </style:style>
    <style:style style:name="P15" style:family="paragraph" style:parent-style-name="Text_20_body">
      <style:text-properties officeooo:rsid="001a0a8c" officeooo:paragraph-rsid="001a0a8c"/>
    </style:style>
    <style:style style:name="P16" style:family="paragraph" style:parent-style-name="Text_20_body">
      <style:text-properties officeooo:rsid="001a0a8c" officeooo:paragraph-rsid="001b54de"/>
    </style:style>
    <style:style style:name="P17" style:family="paragraph" style:parent-style-name="Contents_20_2">
      <style:paragraph-properties>
        <style:tab-stops>
          <style:tab-stop style:position="6.6929in" style:type="right" style:leader-style="dotted" style:leader-text="."/>
        </style:tab-stops>
      </style:paragraph-properties>
    </style:style>
    <style:style style:name="P18" style:family="paragraph" style:parent-style-name="Heading_20_1">
      <style:paragraph-properties fo:break-before="page"/>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officeooo:rsid="00089745"/>
    </style:style>
    <style:style style:name="T2" style:family="text">
      <style:text-properties officeooo:rsid="000a0a46"/>
    </style:style>
    <style:style style:name="T3" style:family="text">
      <style:text-properties fo:color="#1a1a1a" style:font-name="arial1" fo:font-size="10pt"/>
    </style:style>
    <style:style style:name="T4" style:family="text">
      <style:text-properties style:font-name="arial1" style:font-name-asian="arial1" style:font-name-complex="arial1"/>
    </style:style>
    <style:style style:name="T5" style:family="text">
      <style:text-properties fo:color="#0a006d" style:font-name="arial1" fo:font-size="10pt"/>
    </style:style>
    <style:style style:name="T6" style:family="text">
      <style:text-properties officeooo:rsid="000a40b5"/>
    </style:style>
    <style:style style:name="T7" style:family="text">
      <style:text-properties officeooo:rsid="000afd67"/>
    </style:style>
    <style:style style:name="T8" style:family="text">
      <style:text-properties officeooo:rsid="000e45dc"/>
    </style:style>
    <style:style style:name="T9" style:family="text">
      <style:text-properties officeooo:rsid="000fa49c"/>
    </style:style>
    <style:style style:name="T10" style:family="text">
      <style:text-properties officeooo:rsid="0011858d"/>
    </style:style>
    <style:style style:name="T11" style:family="text">
      <style:text-properties officeooo:rsid="0011b03b"/>
    </style:style>
    <style:style style:name="T12" style:family="text">
      <style:text-properties officeooo:rsid="00132d8e"/>
    </style:style>
    <style:style style:name="T13" style:family="text">
      <style:text-properties fo:color="#000000" style:font-name="Monospace" fo:font-size="10pt" style:font-size-asian="10pt"/>
    </style:style>
    <style:style style:name="T14" style:family="text">
      <style:text-properties fo:color="#000000" style:font-name="Monospace" fo:font-size="10pt" officeooo:rsid="00132d8e" style:font-size-asian="10pt"/>
    </style:style>
    <style:style style:name="T15" style:family="text">
      <style:text-properties officeooo:rsid="001a0a8c"/>
    </style:style>
    <style:style style:name="T16" style:family="text">
      <style:text-properties officeooo:rsid="001b54d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parallel" style:number-wrapped-paragraphs="no-limit" style:wrap-contour="fals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Merchant's Guide to the Galaxy</text:p>
      <text:p text:style-name="Subtitle">Design Notes for technical assignm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pan text:style-name="T1">Author: Alexander Rubinov</text:span></text:p>
      <text:p text:style-name="P7">Date: 16.11.2015</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Table of Contents</text:p>
          </text:index-title>
          <text:p text:style-name="P19"><text:a xlink:type="simple" xlink:href="#__RefHeading__107_1688066904" text:style-name="Index_20_Link" text:visited-style-name="Index_20_Link">Problem definition<text:tab/>3</text:a></text:p>
          <text:p text:style-name="P19"><text:a xlink:type="simple" xlink:href="#__RefHeading__127_1688066904" text:style-name="Index_20_Link" text:visited-style-name="Index_20_Link">Assumptions<text:tab/>4</text:a></text:p>
          <text:p text:style-name="P17"><text:a xlink:type="simple" xlink:href="#__RefHeading__129_1688066904" text:style-name="Index_20_Link" text:visited-style-name="Index_20_Link">Additional Functional Requirements<text:tab/>4</text:a></text:p>
          <text:p text:style-name="P17"><text:a xlink:type="simple" xlink:href="#__RefHeading__131_1688066904" text:style-name="Index_20_Link" text:visited-style-name="Index_20_Link">Desired Non Functional Requirements<text:tab/>4</text:a></text:p>
          <text:p text:style-name="P19"><text:a xlink:type="simple" xlink:href="#__RefHeading__133_1688066904" text:style-name="Index_20_Link" text:visited-style-name="Index_20_Link">Solution Design<text:tab/>4</text:a></text:p>
          <text:p text:style-name="P17"><text:a xlink:type="simple" xlink:href="#__RefHeading__135_1688066904" text:style-name="Index_20_Link" text:visited-style-name="Index_20_Link">Basic principles<text:tab/>4</text:a></text:p>
          <text:p text:style-name="P21"><text:a xlink:type="simple" xlink:href="#__RefHeading__137_1688066904" text:style-name="Index_20_Link" text:visited-style-name="Index_20_Link">Strong modularization.<text:tab/>4</text:a></text:p>
          <text:p text:style-name="P21"><text:a xlink:type="simple" xlink:href="#__RefHeading__139_1688066904" text:style-name="Index_20_Link" text:visited-style-name="Index_20_Link">Strong Typing<text:tab/>5</text:a></text:p>
          <text:p text:style-name="P21"><text:a xlink:type="simple" xlink:href="#__RefHeading__141_1688066904" text:style-name="Index_20_Link" text:visited-style-name="Index_20_Link">Stateless, immutable, functional programming style<text:tab/>5</text:a></text:p>
          <text:p text:style-name="P17"><text:a xlink:type="simple" xlink:href="#__RefHeading__143_1688066904" text:style-name="Index_20_Link" text:visited-style-name="Index_20_Link">Module Design<text:tab/>5</text:a></text:p>
        </text:index-body>
      </text:table-of-content>
      <text:p text:style-name="P7"/>
      <text:h text:style-name="P18" text:outline-level="1"><text:bookmark-start text:name="__RefHeading__107_1688066904"/>Problem <text:span text:style-name="T2">definition</text:span><text:bookmark-end text:name="__RefHeading__107_1688066904"/></text:h>
      <text:p text:style-name="P9">You decided to give up on earth after the latest financial collapse left 99.99% of the earth's population with 0.01% of the wealth. Luckily, with the scant sum of money that is left in your account, you are able to afford to rent a spaceship, leave earth, and fly all over the galaxy to sell common metals and dirt (which apparently is worth a lot).</text:p>
      <text:p text:style-name="P9">Buying and selling over the galaxy requires you to convert numbers and units, and you decided to write a program to help you.</text:p>
      <text:p text:style-name="P9">The numbers used for intergalactic transactions follows similar convention to the roman numerals and you have painstakingly collected the appropriate translation between them.</text:p>
      <text:p text:style-name="Standard">Roman numerals are based on seven symbols:</text:p>
      <text:p text:style-name="Standard"/>
      <table:table table:name="Table1" table:style-name="Table1">
        <table:table-column table:style-name="Table1.A"/>
        <table:table-column table:style-name="Table1.B"/>
        <table:table-row table:style-name="Table1.1">
          <table:table-cell table:style-name="Table1.A1" office:value-type="string">
            <text:p text:style-name="Standard"><text:span text:style-name="Emphasis"><text:span text:style-name="T3">Symbol</text:span></text:span></text:p>
          </table:table-cell>
          <table:table-cell table:style-name="Table1.A1" office:value-type="string">
            <text:p text:style-name="Standard"><text:span text:style-name="Emphasis"><text:span text:style-name="T3">Value</text:span></text:span></text:p>
          </table:table-cell>
        </table:table-row>
        <table:table-row>
          <table:table-cell table:style-name="Table1.A2" office:value-type="string">
            <text:p text:style-name="Standard"><text:span text:style-name="Emphasis"><text:span text:style-name="T5">I</text:span></text:span></text:p>
          </table:table-cell>
          <table:table-cell table:style-name="Table1.B2" office:value-type="string">
            <text:p text:style-name="Standard"><text:span text:style-name="Emphasis"><text:span text:style-name="T5">1</text:span></text:span></text:p>
          </table:table-cell>
        </table:table-row>
        <table:table-row>
          <table:table-cell table:style-name="Table1.A3" office:value-type="string">
            <text:p text:style-name="Standard"><text:span text:style-name="Emphasis"><text:span text:style-name="T5">V</text:span></text:span></text:p>
          </table:table-cell>
          <table:table-cell table:style-name="Table1.B3" office:value-type="string">
            <text:p text:style-name="Standard"><text:span text:style-name="Emphasis"><text:span text:style-name="T5">5</text:span></text:span></text:p>
          </table:table-cell>
        </table:table-row>
        <table:table-row>
          <table:table-cell table:style-name="Table1.A4" office:value-type="string">
            <text:p text:style-name="Standard"><text:span text:style-name="Emphasis"><text:span text:style-name="T5">X</text:span></text:span></text:p>
          </table:table-cell>
          <table:table-cell table:style-name="Table1.B4" office:value-type="string">
            <text:p text:style-name="Standard"><text:span text:style-name="Emphasis"><text:span text:style-name="T5">10</text:span></text:span></text:p>
          </table:table-cell>
        </table:table-row>
        <table:table-row>
          <table:table-cell table:style-name="Table1.A5" office:value-type="string">
            <text:p text:style-name="Standard"><text:span text:style-name="Emphasis"><text:span text:style-name="T5">L</text:span></text:span></text:p>
          </table:table-cell>
          <table:table-cell table:style-name="Table1.B5" office:value-type="string">
            <text:p text:style-name="Standard"><text:span text:style-name="Emphasis"><text:span text:style-name="T5">50</text:span></text:span></text:p>
          </table:table-cell>
        </table:table-row>
        <table:table-row>
          <table:table-cell table:style-name="Table1.A6" office:value-type="string">
            <text:p text:style-name="Standard"><text:span text:style-name="Emphasis"><text:span text:style-name="T5">C</text:span></text:span></text:p>
          </table:table-cell>
          <table:table-cell table:style-name="Table1.B6" office:value-type="string">
            <text:p text:style-name="Standard"><text:span text:style-name="Emphasis"><text:span text:style-name="T5">100</text:span></text:span></text:p>
          </table:table-cell>
        </table:table-row>
        <table:table-row>
          <table:table-cell table:style-name="Table1.A7" office:value-type="string">
            <text:p text:style-name="Standard"><text:span text:style-name="Emphasis"><text:span text:style-name="T5">D</text:span></text:span></text:p>
          </table:table-cell>
          <table:table-cell table:style-name="Table1.B7" office:value-type="string">
            <text:p text:style-name="Standard"><text:span text:style-name="Emphasis"><text:span text:style-name="T5">500</text:span></text:span></text:p>
          </table:table-cell>
        </table:table-row>
        <table:table-row>
          <table:table-cell table:style-name="Table1.A8" office:value-type="string">
            <text:p text:style-name="Standard"><text:span text:style-name="Emphasis"><text:span text:style-name="T5">M</text:span></text:span></text:p>
          </table:table-cell>
          <table:table-cell table:style-name="Table1.B8" office:value-type="string">
            <text:p text:style-name="Standard"><text:span text:style-name="Emphasis"><text:span text:style-name="T5">1,000</text:span></text:span></text:p>
          </table:table-cell>
        </table:table-row>
      </table:table>
      <text:p text:style-name="Standard"/>
      <text:p text:style-name="P1">Numbers are formed by combining symbols together and adding the values. For example, MMVI is 1000 + 1000 + 5 + 1 = 2006. Generally, symbols are placed in order of value, starting with the largest values. When smaller values precede larger values, the smaller values are subtracted from the larger values, and the result is added to the total. For example MCMXLIV = 1000 + (1000 − 100) + (50 − 10) + (5 − 1) = 1944.</text:p>
      <text:p text:style-name="P1"/>
      <text:p text:style-name="P1">The symbols "I", "X", "C", and "M" can be repeated three times in succession, but no more. (They may appear four times if the third and fourth are separated by a smaller value, such as XXXIX.) "D", "L", and "V" can never be repeated.</text:p>
      <text:p text:style-name="P1">"I" can be subtracted from "V" and "X" only. "X" can be subtracted from "L" and "C" only. "C" can be subtracted from "D" and "M" only. "V", "L", and "D" can never be subtracted.</text:p>
      <text:p text:style-name="P1">Only one small-value symbol may be subtracted from any large-value symbol.</text:p>
      <text:p text:style-name="P1"/>
      <text:p text:style-name="P1">A number written in Arabic numerals can be broken into digits. For example, 1903 is composed of 1, 9, 0, and 3. To write the Roman numeral, each of the non-zero digits should be treated separately. In the above example, 1,000 = M, 900 = CM, and 3 = III. Therefore, 1903 = MCMIII.</text:p>
      <text:p text:style-name="P1"/>
      <text:p text:style-name="P1">Input to your program consists of lines of text detailing your notes on the conversion between intergalactic units and roman numerals.</text:p>
      <text:p text:style-name="P1"/>
      <text:p text:style-name="P1">You are expected to handle invalid queries appropriately.</text:p>
      <text:p text:style-name="P1"/>
      <text:p text:style-name="P1">Test input:</text:p>
      <text:p text:style-name="P1">glob is I</text:p>
      <text:p text:style-name="P1">prok is V</text:p>
      <text:p text:style-name="P1"><text:soft-page-break/>pish is X</text:p>
      <text:p text:style-name="P1">tegj is L</text:p>
      <text:p text:style-name="P1">glob glob Silver is 34 Credits</text:p>
      <text:p text:style-name="P1">glob prok Gold is 57800 Credits</text:p>
      <text:p text:style-name="P1">pish pish Iron is 3910 Credits</text:p>
      <text:p text:style-name="P1">how much is pish tegj glob glob ?</text:p>
      <text:p text:style-name="P1">how many Credits is glob prok Silver ?</text:p>
      <text:p text:style-name="P1">how many Credits is glob prok Gold ?</text:p>
      <text:p text:style-name="P1">how many Credits is glob prok Iron ?</text:p>
      <text:p text:style-name="P1">how much wood could a woodchuck chuck if a woodchuck could chuck wood ?</text:p>
      <text:p text:style-name="P1"/>
      <text:p text:style-name="P1">Test Output:</text:p>
      <text:p text:style-name="P1">pish tegj glob glob is 42</text:p>
      <text:p text:style-name="P1">glob prok Silver is 68 Credits</text:p>
      <text:p text:style-name="P1">glob prok Gold is 57800 Credits</text:p>
      <text:p text:style-name="P1">glob prok Iron is 782 Credits</text:p>
      <text:p text:style-name="P1">I have no idea what you are talking about</text:p>
      <text:h text:style-name="Heading_20_1" text:outline-level="1"><text:bookmark-start text:name="__RefHeading__127_1688066904"/>Assumption<text:span text:style-name="T6">s</text:span><text:bookmark-end text:name="__RefHeading__127_1688066904"/></text:h>
      <text:h text:style-name="Heading_20_2" text:outline-level="2"><text:bookmark-start text:name="__RefHeading__129_1688066904"/><text:span text:style-name="T8">Additional Functional Requirements</text:span><text:bookmark-end text:name="__RefHeading__129_1688066904"/></text:h>
      <text:p text:style-name="P11"><text:span text:style-name="T7">1. </text:span>Command Line Interface interaction over system in- and output will be sufficient.</text:p>
      <text:p text:style-name="P10">2. A persistence of the program state is not a requirement. Restart will cause the lost of all gathered <text:s/>data. </text:p>
      <text:h text:style-name="Heading_20_2" text:outline-level="2"><text:bookmark-start text:name="__RefHeading__131_1688066904"/><text:span text:style-name="T8">Desired </text:span>Non Functional Requirements<text:bookmark-end text:name="__RefHeading__131_1688066904"/></text:h>
      <text:p text:style-name="P12">1. Testability;</text:p>
      <text:p text:style-name="P12">2. Maintainability;</text:p>
      <text:p text:style-name="P12">3. Portability;</text:p>
      <text:p text:style-name="P12">4. Extensibility;</text:p>
      <text:h text:style-name="Heading_20_1" text:outline-level="1"><text:bookmark-start text:name="__RefHeading__133_1688066904"/>Solution Design<text:bookmark-end text:name="__RefHeading__133_1688066904"/></text:h>
      <text:h text:style-name="Heading_20_2" text:outline-level="2"><text:bookmark-start text:name="__RefHeading__135_1688066904"/>Basic principles<text:bookmark-end text:name="__RefHeading__135_1688066904"/></text:h>
      <text:h text:style-name="Heading_20_3" text:outline-level="3"><text:bookmark-start text:name="__RefHeading__137_1688066904"/>Strong modularization.<text:bookmark-end text:name="__RefHeading__137_1688066904"/></text:h>
      <text:p text:style-name="P2">Software <text:span text:style-name="T9">consists</text:span> of the modules that are build up in the hierarchical matter according to <text:span text:style-name="T10">the </text:span>problem decomposition. </text:p>
      <text:p text:style-name="P2"/>
      <text:p text:style-name="P3"><text:span text:style-name="T10">Although there is no direct way to express the module decomposition in the java language, a “home grown” method is used at place.</text:span></text:p>
      <text:p text:style-name="P3"/>
      <text:p text:style-name="P3"><text:span text:style-name="T10"><text:s/>A java package is considered as a module, its sub-packages as submodules. The dependencies between modules are constrained according the module/package- names “common” , “api”, “factory” <text:s/>and “impl”.</text:span></text:p>
      <text:p text:style-name="P3"/>
      <text:p text:style-name="P14"><text:span text:style-name="T10">For more information visit coderu.org.</text:span></text:p>
      <text:h text:style-name="Heading_20_3" text:outline-level="3"><text:bookmark-start text:name="__RefHeading__139_1688066904"/><text:soft-page-break/>Strong <text:span text:style-name="T10">Typing</text:span><text:bookmark-end text:name="__RefHeading__139_1688066904"/></text:h>
      <text:p text:style-name="Standard">Don't use primitive types in public interfaces. Use <text:span text:style-name="T11">immutable </text:span>business types <text:span text:style-name="T11">of your domain instead. It is often true for more complex standard types as Date or Collection too.</text:span></text:p>
      <text:p text:style-name="Standard"/>
      <text:p text:style-name="P4">By using business types instead of standard types you get more support from your static typed compiler and improve expressiveness of your code.</text:p>
      <text:p text:style-name="P4"/>
      <text:p text:style-name="P5"><text:span text:style-name="T11">In order to simplify the definition of the “primitive” business type there are to base classes </text:span><text:span text:style-name="T13">SingleBasedValue </text:span><text:span text:style-name="T14">and </text:span><text:span text:style-name="T13">PairBasedValue.</text:span></text:p>
      <text:p text:style-name="P5"><text:span text:style-name="T14"/></text:p>
      <text:p text:style-name="P4"/>
      <text:h text:style-name="Heading_20_3" text:outline-level="3"><text:bookmark-start text:name="__RefHeading__141_1688066904"/>Stateless, immutable, functional programming style<text:bookmark-end text:name="__RefHeading__141_1688066904"/></text:h>
      <text:p text:style-name="P13"><text:span text:style-name="T12">Be tempted to use functional </text:span><text:s/><text:span text:style-name="T12">programming style.</text:span></text:p>
      <text:p text:style-name="P13"><text:span text:style-name="T12">The support was improved in java 8.</text:span></text:p>
      <text:h text:style-name="Heading_20_2" text:outline-level="2"><text:bookmark-start text:name="__RefHeading__143_1688066904"/>Module Design<text:bookmark-end text:name="__RefHeading__143_1688066904"/></text:h>
      <text:p text:style-name="P15"><draw:frame draw:style-name="fr1" draw:name="Frame1" text:anchor-type="paragraph" svg:x="0.1429in" svg:y="0.2866in" svg:width="6.0945in" draw:z-index="0"><draw:text-box fo:min-height="5.6673in"><text:p text:style-name="Illustration"><draw:frame draw:style-name="fr2" draw:name="Object1" text:anchor-type="paragraph" svg:width="6.0945in" style:rel-width="100%" svg:height="5.6673in" style:rel-height="scale" draw:z-index="1"><draw:object xlink:href="./Object 1" xlink:type="simple" xlink:show="embed" xlink:actuate="onLoad"/><draw:image xlink:href="./ObjectReplacements/Object 1" xlink:type="simple" xlink:show="embed" xlink:actuate="onLoad"/><svg:title>Static decomposition</svg:title></draw:frame>Illustration <text:sequence text:ref-name="refIllustration0" text:name="Illustration" text:formula="ooow:Illustration+1" style:num-format="1">1</text:sequence>: Static module decomposition</text:p></draw:text-box></draw:frame>Following <text:span text:style-name="T16">d</text:span>iagram <text:span text:style-name="T16">gives</text:span> <text:span text:style-name="T16">a little simplified view on the </text:span>module decomposition.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text:soft-page-break/>The blue rectangles are the modules arranged according decomposition. The rounded arrows shows the dependencies between modules.</text:p>
      <text:h text:style-name="Heading_20_3" text:outline-level="3">Module description, <text:span text:style-name="T15">purpose</text:span></text:h>
      <text:p text:style-name="P15">1. common</text:p>
      <text:p text:style-name="P15">Contains common utilities and types that are not domain specific. All other modules can use this module.</text:p>
      <text:p text:style-name="P15">2. factory.cli</text:p>
      <text:p text:style-name="P16">Implements CLI interface to the program. <text:span text:style-name="T16">Business interface and user interface are separated for <text:s/>portability and testability reas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style:style style:name="Contents_20_3" style:display-name="Contents 3" style:family="paragraph" style:parent-style-name="Index" style:class="index"/>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20:44:04.323232122</meta:creation-date>
    <meta:generator>LibreOffice/4.2.8.2$Linux_X86_64 LibreOffice_project/420m0$Build-2</meta:generator>
    <dc:date>2015-11-17T00:01:14.629647853</dc:date>
    <meta:editing-duration>PT3H10M41S</meta:editing-duration>
    <meta:editing-cycles>10</meta:editing-cycles>
    <meta:document-statistic meta:table-count="1" meta:image-count="0" meta:object-count="1" meta:page-count="6" meta:paragraph-count="94" meta:word-count="852" meta:character-count="5030" meta:non-whitespace-character-count="42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ffcc99" draw:opacity="60%" draw:textarea-horizontal-align="justify" draw:textarea-vertical-align="middle" draw:auto-grow-height="false" draw:shadow-opacity="60%"/>
    </style:style>
    <style:style style:name="gr2" style:family="graphic" style:parent-style-name="standard">
      <style:graphic-properties draw:fill-color="#ffcc99" draw:opacity="40%" draw:textarea-horizontal-align="justify" draw:textarea-vertical-align="middle" draw:auto-grow-height="false" draw:shadow-opacity="40%"/>
    </style:style>
    <style:style style:name="gr3" style:family="graphic" style:parent-style-name="standard">
      <style:graphic-properties draw:fill-image-width="0cm" draw:fill-image-height="0cm" draw:textarea-horizontal-align="justify" draw:textarea-vertical-align="middle" draw:auto-grow-height="false"/>
    </style:style>
    <style:style style:name="gr4" style:family="graphic" style:parent-style-name="standard">
      <style:graphic-properties draw:textarea-vertical-align="middle"/>
    </style:style>
    <style:style style:name="gr5" style:family="graphic" style:parent-style-name="objectwithoutfill">
      <style:graphic-properties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621cm" svg:height="14.732cm" svg:x="2.016cm" svg:y="1.635cm">
          <text:p/>
          <draw:enhanced-geometry svg:viewBox="0 0 21600 21600" draw:mirror-horizontal="false" draw:mirror-vertical="false" draw:type="rectangle" draw:enhanced-path="M 0 0 L 21600 0 21600 21600 0 21600 0 0 Z N"/>
        </draw:custom-shape>
        <draw:custom-shape draw:style-name="gr2" draw:text-style-name="P1" draw:layer="layout" svg:width="12.171cm" svg:height="9.477cm" svg:x="5.085cm" svg:y="6.382cm">
          <text:p/>
          <draw:enhanced-geometry svg:viewBox="0 0 21600 21600" draw:mirror-horizontal="false" draw:mirror-vertical="false" draw:type="rectangle" draw:enhanced-path="M 0 0 L 21600 0 21600 21600 0 21600 0 0 Z N"/>
        </draw:custom-shape>
        <draw:custom-shape draw:style-name="gr2" draw:text-style-name="P1" draw:layer="layout" svg:width="8.763cm" svg:height="5.969cm" svg:x="7.985cm" svg:y="9.382cm">
          <text:p/>
          <draw:enhanced-geometry svg:viewBox="0 0 21600 21600" draw:type="rectangle" draw:enhanced-path="M 0 0 L 21600 0 21600 21600 0 21600 0 0 Z N"/>
        </draw:custom-shape>
        <draw:custom-shape draw:style-name="gr3" draw:text-style-name="P1" xml:id="id1" draw:id="id1" draw:layer="controls" svg:width="3.937cm" svg:height="0.889cm" svg:x="2.27cm" svg:y="2.143cm">
          <text:p text:style-name="P1">merchant</text:p>
          <draw:enhanced-geometry svg:viewBox="0 0 21600 21600" draw:type="rectangle" draw:enhanced-path="M 0 0 L 21600 0 21600 21600 0 21600 0 0 Z N"/>
        </draw:custom-shape>
        <draw:custom-shape draw:style-name="gr3" draw:text-style-name="P1" xml:id="id2" draw:id="id2" draw:layer="controls" svg:width="3.937cm" svg:height="0.889cm" svg:x="5.47cm" svg:y="3.643cm">
          <text:p text:style-name="P1">common</text:p>
          <draw:enhanced-geometry svg:viewBox="0 0 21600 21600" draw:type="rectangle" draw:enhanced-path="M 0 0 L 21600 0 21600 21600 0 21600 0 0 Z N"/>
        </draw:custom-shape>
        <draw:custom-shape draw:style-name="gr3" draw:text-style-name="P1" xml:id="id3" draw:id="id3" draw:layer="controls" svg:width="3.937cm" svg:height="0.889cm" svg:x="5.57cm" svg:y="5.143cm">
          <text:p text:style-name="P1">factory.cli</text:p>
          <draw:enhanced-geometry svg:viewBox="0 0 21600 21600" draw:type="rectangle" draw:enhanced-path="M 0 0 L 21600 0 21600 21600 0 21600 0 0 Z N"/>
        </draw:custom-shape>
        <draw:custom-shape draw:style-name="gr3" draw:text-style-name="P1" xml:id="id4" draw:id="id4" draw:layer="controls" svg:width="3.937cm" svg:height="0.889cm" svg:x="5.57cm" svg:y="6.643cm">
          <text:p text:style-name="P1">processor</text:p>
          <draw:enhanced-geometry svg:viewBox="0 0 21600 21600" draw:type="rectangle" draw:enhanced-path="M 0 0 L 21600 0 21600 21600 0 21600 0 0 Z N"/>
        </draw:custom-shape>
        <draw:custom-shape draw:style-name="gr3" draw:text-style-name="P1" xml:id="id5" draw:id="id5" draw:layer="controls" svg:width="3.937cm" svg:height="0.889cm" svg:x="8.27cm" svg:y="8.043cm">
          <text:p text:style-name="P1">handers</text:p>
          <draw:enhanced-geometry svg:viewBox="0 0 21600 21600" draw:type="rectangle" draw:enhanced-path="M 0 0 L 21600 0 21600 21600 0 21600 0 0 Z N"/>
        </draw:custom-shape>
        <draw:custom-shape draw:style-name="gr3" draw:text-style-name="P1" xml:id="id6" draw:id="id6" draw:layer="controls" svg:width="3.937cm" svg:height="0.889cm" svg:x="8.27cm" svg:y="9.743cm">
          <text:p text:style-name="P1">services</text:p>
          <draw:enhanced-geometry svg:viewBox="0 0 21600 21600" draw:type="rectangle" draw:enhanced-path="M 0 0 L 21600 0 21600 21600 0 21600 0 0 Z N"/>
        </draw:custom-shape>
        <draw:custom-shape draw:style-name="gr3" draw:text-style-name="P1" xml:id="id7" draw:id="id7" draw:layer="controls" svg:width="4.699cm" svg:height="0.906cm" svg:x="10.898cm" svg:y="11.143cm">
          <text:p text:style-name="P1">romannumerals</text:p>
          <draw:enhanced-geometry svg:viewBox="0 0 21600 21600" draw:type="rectangle" draw:enhanced-path="M 0 0 L 21600 0 21600 21600 0 21600 0 0 Z N"/>
        </draw:custom-shape>
        <draw:custom-shape draw:style-name="gr3" draw:text-style-name="P1" xml:id="id8" draw:id="id8" draw:layer="layout" svg:width="3.937cm" svg:height="0.889cm" svg:x="10.87cm" svg:y="12.543cm">
          <text:p text:style-name="P1">products</text:p>
          <draw:enhanced-geometry svg:viewBox="0 0 21600 21600" draw:type="rectangle" draw:enhanced-path="M 0 0 L 21600 0 21600 21600 0 21600 0 0 Z N"/>
        </draw:custom-shape>
        <draw:custom-shape draw:style-name="gr3" draw:text-style-name="P1" xml:id="id9" draw:id="id9" draw:layer="layout" svg:width="4.727cm" svg:height="0.889cm" svg:x="10.87cm" svg:y="14.043cm">
          <text:p text:style-name="P1">localnumerals</text:p>
          <draw:enhanced-geometry svg:viewBox="0 0 21600 21600" draw:type="rectangle" draw:enhanced-path="M 0 0 L 21600 0 21600 21600 0 21600 0 0 Z N"/>
        </draw:custom-shape>
        <draw:connector draw:style-name="gr4" draw:text-style-name="P1" draw:layer="layout" svg:x1="4.238cm" svg:y1="3.032cm" svg:x2="5.47cm" svg:y2="4.087cm" draw:start-shape="id1" draw:start-glue-point="2" draw:end-shape="id2" svg:d="M4238 3032v1055h1232" svg:viewBox="0 0 1233 1056">
          <text:p/>
        </draw:connector>
        <draw:connector draw:style-name="gr4" draw:text-style-name="P1" draw:layer="layout" svg:x1="4.238cm" svg:y1="3.032cm" svg:x2="5.57cm" svg:y2="5.587cm" draw:start-shape="id1" draw:start-glue-point="2" draw:end-shape="id3" draw:end-glue-point="3" svg:d="M4238 3032v2555h1332" svg:viewBox="0 0 1333 2556">
          <text:p/>
        </draw:connector>
        <draw:connector draw:style-name="gr4" draw:text-style-name="P1" draw:layer="layout" svg:x1="4.238cm" svg:y1="3.032cm" svg:x2="5.57cm" svg:y2="7.087cm" draw:start-shape="id1" draw:end-shape="id4" draw:end-glue-point="3" svg:d="M4238 3032v4055h1332" svg:viewBox="0 0 1333 4056">
          <text:p/>
        </draw:connector>
        <draw:connector draw:style-name="gr4" draw:text-style-name="P1" draw:layer="layout" svg:x1="7.538cm" svg:y1="7.532cm" svg:x2="8.27cm" svg:y2="8.487cm" draw:start-shape="id4" draw:start-glue-point="2" draw:end-shape="id5" svg:d="M7538 7532v955h732" svg:viewBox="0 0 733 956">
          <text:p/>
        </draw:connector>
        <draw:connector draw:style-name="gr4" draw:text-style-name="P1" draw:layer="layout" svg:x1="7.538cm" svg:y1="7.532cm" svg:x2="8.27cm" svg:y2="10.187cm" draw:start-shape="id4" draw:start-glue-point="2" draw:end-shape="id6" draw:end-glue-point="3" svg:d="M7538 7532v2655h732" svg:viewBox="0 0 733 2656">
          <text:p/>
        </draw:connector>
        <draw:connector draw:style-name="gr4" draw:text-style-name="P1" draw:layer="layout" svg:x1="10.238cm" svg:y1="10.632cm" svg:x2="10.898cm" svg:y2="11.596cm" draw:start-shape="id6" draw:start-glue-point="2" draw:end-shape="id7" svg:d="M10238 10632v964h660" svg:viewBox="0 0 661 965">
          <text:p/>
        </draw:connector>
        <draw:connector draw:style-name="gr4" draw:text-style-name="P1" draw:layer="layout" svg:x1="10.238cm" svg:y1="10.632cm" svg:x2="10.87cm" svg:y2="12.987cm" draw:start-shape="id6" draw:start-glue-point="2" draw:end-shape="id8" draw:end-glue-point="3" svg:d="M10238 10632v2355h632" svg:viewBox="0 0 633 2356">
          <text:p/>
        </draw:connector>
        <draw:connector draw:style-name="gr4" draw:text-style-name="P1" draw:layer="layout" svg:x1="10.238cm" svg:y1="10.632cm" svg:x2="10.87cm" svg:y2="14.487cm" draw:start-shape="id6" draw:start-glue-point="2" draw:end-shape="id9" draw:end-glue-point="3" svg:d="M10238 10632v3855h632" svg:viewBox="0 0 633 3856">
          <text:p/>
        </draw:connector>
        <draw:connector draw:style-name="gr5" draw:text-style-name="P1" draw:layer="layout" draw:type="curve" svg:x1="8.27cm" svg:y1="10.187cm" svg:x2="5.47cm" svg:y2="4.087cm" draw:start-shape="id6" draw:start-glue-point="3" draw:end-shape="id2" draw:end-glue-point="3" svg:d="M8270 10187c-4953 0-3553-6100-2800-6100" svg:viewBox="0 0 3575 6101">
          <text:p/>
        </draw:connector>
        <draw:connector draw:style-name="gr5" draw:text-style-name="P1" draw:layer="layout" draw:type="curve" svg:x1="5.57cm" svg:y1="5.587cm" svg:x2="5.47cm" svg:y2="4.087cm" draw:start-shape="id3" draw:start-glue-point="3" draw:end-shape="id2" draw:end-glue-point="3" svg:d="M5570 5587c-903 0-853-1500-100-1500" svg:viewBox="0 0 672 1501">
          <text:p/>
        </draw:connector>
        <draw:connector draw:style-name="gr5" draw:text-style-name="P1" draw:layer="layout" draw:type="curve" svg:x1="5.57cm" svg:y1="7.087cm" svg:x2="5.47cm" svg:y2="4.087cm" draw:start-shape="id4" draw:start-glue-point="3" draw:end-shape="id2" draw:end-glue-point="3" svg:d="M5570 7087c-903 0-853-3000-100-3000" svg:viewBox="0 0 672 3001">
          <text:p/>
        </draw:connector>
        <draw:connector draw:style-name="gr5" draw:text-style-name="P1" draw:layer="layout" draw:type="curve" svg:x1="12.207cm" svg:y1="8.487cm" svg:x2="12.207cm" svg:y2="10.187cm" draw:start-shape="id5" draw:start-glue-point="1" draw:end-shape="id6" svg:d="M12207 8487c750 0 750 1700 0 1700" svg:viewBox="0 0 564 1701">
          <text:p/>
        </draw:connector>
        <draw:connector draw:style-name="gr5" draw:text-style-name="P1" draw:layer="layout" draw:type="curve" svg:x1="9.507cm" svg:y1="5.587cm" svg:x2="9.507cm" svg:y2="7.087cm" draw:start-shape="id3" draw:start-glue-point="1" draw:end-shape="id4" draw:end-glue-point="1" svg:d="M9507 5587c750 0 750 1500 0 1500" svg:viewBox="0 0 564 15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